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ce181e" officeooo:rsid="000506e6" officeooo:paragraph-rsid="000506e6"/>
    </style:style>
    <style:style style:name="P2" style:family="paragraph" style:parent-style-name="Standard">
      <style:text-properties fo:color="#000000" officeooo:rsid="000506e6" officeooo:paragraph-rsid="000506e6"/>
    </style:style>
    <style:style style:name="P3" style:family="paragraph" style:parent-style-name="Standard">
      <style:text-properties fo:color="#000000" officeooo:rsid="00062f54" officeooo:paragraph-rsid="00062f54"/>
    </style:style>
    <style:style style:name="P4" style:family="paragraph" style:parent-style-name="Standard">
      <style:text-properties fo:color="#000000" officeooo:rsid="00066fd7" officeooo:paragraph-rsid="00066fd7"/>
    </style:style>
    <style:style style:name="P5" style:family="paragraph" style:parent-style-name="Standard">
      <style:text-properties fo:color="#000000" officeooo:rsid="0008dcf4" officeooo:paragraph-rsid="0008dcf4"/>
    </style:style>
    <style:style style:name="P6" style:family="paragraph" style:parent-style-name="Standard">
      <style:text-properties fo:color="#000000" officeooo:paragraph-rsid="0008dcf4"/>
    </style:style>
    <style:style style:name="P7" style:family="paragraph" style:parent-style-name="Standard">
      <style:text-properties fo:color="#ce181e" style:text-underline-style="solid" style:text-underline-width="auto" style:text-underline-color="font-color" officeooo:rsid="0008dcf4" officeooo:paragraph-rsid="0008dcf4"/>
    </style:style>
    <style:style style:name="T1" style:family="text">
      <style:text-properties officeooo:rsid="0008dcf4"/>
    </style:style>
    <style:style style:name="T2" style:family="text">
      <style:text-properties fo:font-variant="normal" fo:text-transform="none" style:text-line-through-style="none" style:text-line-through-type="none" style:font-name="Liberation Serif1" fo:font-size="12pt" fo:font-style="normal" style:text-underline-style="none" fo:font-weight="normal" style:text-blinking="false" fo:background-color="#ffffff" loext:char-shading-value="0"/>
    </style:style>
    <style:style style:name="T3" style:family="text">
      <style:text-properties fo:font-variant="normal" fo:text-transform="none" style:text-line-through-style="none" style:text-line-through-type="none" style:font-name="Liberation Serif1" fo:font-size="12pt" fo:font-style="normal" style:text-underline-style="none" fo:font-weight="normal" officeooo:rsid="0008dcf4" style:text-blinking="false" fo:background-color="#ffffff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REPONSES</text:p>
      <text:p text:style-name="P1"/>
      <text:p text:style-name="P1"/>
      <text:p text:style-name="P2">R2 : SELECT <text:s/>* from pays where ville = ‘Dakar’</text:p>
      <text:p text:style-name="P2"/>
      <text:p text:style-name="P3">R8 : ALTER TABLE apprenant MODIFY sexe CHAR(1)</text:p>
      <text:p text:style-name="P3"/>
      <text:p text:style-name="P3">R7 : ALTER TABLE cohorte <text:s/>ADD ouvert BOOLEAN</text:p>
      <text:p text:style-name="P3"/>
      <text:p text:style-name="P4">R1 : select pays.nom, fabrique.nom from pays left join fabrique on pays.id = fabrique.id_pays;</text:p>
      <text:p text:style-name="P5"/>
      <text:p text:style-name="P6"><text:span text:style-name="T1">R3 : </text:span><text:bookmark text:name="docs-internal-guid-62be2824-7fff-a6b3-a505-7203ffb67010"/><text:span text:style-name="T2">select pays.nom from pays left join fabrique on fabrique.id_pays&gt;=2;</text:span></text:p>
      <text:p text:style-name="P5"><text:span text:style-name="T2"/></text:p>
      <text:p text:style-name="P6"><text:span text:style-name="T3">R4 :</text:span><text:bookmark text:name="docs-internal-guid-c104a40e-7fff-74ee-a047-d8ee6c381d78"/><text:span text:style-name="T2">select cohorte.nombre_apprenant, fabrique.nom from cohorte left join fabrique on cohorte.id = fabrique.id;</text:span></text:p>
      <text:p text:style-name="P6"><text:span text:style-name="T2"/></text:p>
      <text:p text:style-name="P6"><text:span text:style-name="T3">R5 : </text:span><text:bookmark text:name="docs-internal-guid-6a8bd49e-7fff-e973-c9d1-af5aa61724e4"/><text:span text:style-name="T2">select referentiel.nombre_ref, fabrique.nom from referentiel left join fabrique on fabrique.id = referentiel.id;</text:span><text:span text:style-name="T3"> </text:span></text:p>
      <text:p text:style-name="P6"><text:span text:style-name="T3"/></text:p>
      <text:p text:style-name="P6"><text:span text:style-name="T3">R6 : </text:span><text:bookmark text:name="docs-internal-guid-1053f230-7fff-c540-eeb5-74f832c81556"/><text:span text:style-name="T2">select nom, prenom from apprenant left join contrat  on apprenant.id = contrat.id;</text:span></text:p>
      <text:p text:style-name="P5"><text:span text:style-name="T2"/></text:p>
      <text:p text:style-name="P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8:00:27.978631120</meta:creation-date>
    <meta:editing-duration>PT10M27S</meta:editing-duration>
    <meta:editing-cycles>2</meta:editing-cycles>
    <meta:generator>LibreOffice/6.0.7.3$Linux_X86_64 LibreOffice_project/00m0$Build-3</meta:generator>
    <dc:date>2019-07-05T09:24:25.220712497</dc:date>
    <meta:document-statistic meta:table-count="0" meta:image-count="0" meta:object-count="0" meta:page-count="1" meta:paragraph-count="9" meta:word-count="93" meta:character-count="626" meta:non-whitespace-character-count="538"/>
  </office:meta>
</office:document-meta>
</file>